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text-properties style:font-name="Monospace" fo:font-size="10pt" style:font-name-asian="Monospace" style:font-size-asian="10pt" style:font-name-complex="Monospace" style:font-size-complex="10pt"/>
    </style:style>
    <style:style style:name="P4" style:family="paragraph" style:parent-style-name="Standard" style:list-style-name="L3"/>
    <style:style style:name="P5" style:family="paragraph" style:parent-style-name="Standard" style:list-style-name="L4"/>
    <style:style style:name="P6" style:family="paragraph" style:parent-style-name="Standard" style:list-style-name="L5"/>
    <style:style style:name="P7"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list-style-name="">
      <style:paragraph-properties fo:margin-left="0cm" fo:margin-right="0cm" fo:text-align="start" style:justify-single-word="false" fo:text-indent="0cm" style:auto-text-indent="false" style:text-autospace="none"/>
      <style:text-properties style:font-name="Monospace" fo:font-size="10pt" style:text-underline-style="none" style:font-name-asian="Monospace" style:font-size-asian="10pt" style:font-name-complex="Monospace" style:font-size-complex="10pt"/>
    </style:style>
    <style:style style:name="P9" style:family="paragraph" style:parent-style-name="Standard" style:list-style-name="">
      <style:paragraph-properties fo:margin-left="0cm" fo:margin-right="0cm" fo:text-align="start" style:justify-single-word="false" fo:text-indent="0cm" style:auto-text-indent="false" style:text-autospace="none"/>
    </style:style>
    <style:style style:name="P10" style:family="paragraph" style:parent-style-name="Standard" style:list-style-name="">
      <style:paragraph-properties fo:margin-left="0cm" fo:margin-right="0cm" fo:text-align="start" style:justify-single-word="false" fo:text-indent="0cm" style:auto-text-indent="false" style:text-autospace="none"/>
      <style:text-properties style:text-underline-style="none"/>
    </style:style>
    <style:style style:name="P11" style:family="paragraph" style:parent-style-name="Standard" style:list-style-name="">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T1" style:family="text">
      <style:text-properties fo:color="#000000"/>
    </style:style>
    <style:style style:name="T2" style:family="text">
      <style:text-properties fo:color="#000000" style:font-name="Monospace" fo:font-size="10pt" style:font-name-asian="Monospace" style:font-size-asian="10pt" style:font-name-complex="Monospace" style:font-size-complex="10pt"/>
    </style:style>
    <style:style style:name="T3"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4" style:family="text">
      <style:text-properties fo:color="#000000" style:text-underline-style="solid" style:text-underline-width="auto" style:text-underline-color="font-color"/>
    </style:style>
    <style:style style:name="T5" style:family="text">
      <style:text-properties fo:color="#000000" style:text-underline-style="none"/>
    </style:style>
    <style:style style:name="T6" style:family="text">
      <style:text-properties fo:color="#2a00ff"/>
    </style:style>
    <style:style style:name="T7" style:family="text">
      <style:text-properties fo:color="#2a00ff" style:text-underline-style="solid" style:text-underline-width="auto" style:text-underline-color="font-color"/>
    </style:style>
    <style:style style:name="T8" style:family="text">
      <style:text-properties fo:color="#2a00ff" style:font-name="Monospace" fo:font-size="10pt" style:font-name-asian="Monospace" style:font-size-asian="10pt" style:font-name-complex="Monospace" style:font-size-complex="10pt"/>
    </style:style>
    <style:style style:name="T9" style:family="text">
      <style:text-properties fo:color="#2a00ff" style:font-name="Monospace" fo:font-size="10pt" style:text-underline-style="solid" style:text-underline-width="auto" style:text-underline-color="font-color" style:font-name-asian="Monospace" style:font-size-asian="10pt" style:font-name-complex="Monospace" style:font-size-complex="10pt"/>
    </style:style>
    <style:style style:name="T10" style:family="text">
      <style:text-properties fo:color="#2a00ff" style:text-underline-style="none"/>
    </style:style>
    <style:style style:name="T11" style:family="text">
      <style:text-properties style:font-name="Monospace"/>
    </style:style>
    <style:style style:name="T12" style:family="text">
      <style:text-properties fo:font-size="10pt"/>
    </style:style>
    <style:style style:name="T13" style:family="text">
      <style:text-properties style:font-name-asian="Monospace"/>
    </style:style>
    <style:style style:name="T14" style:family="text">
      <style:text-properties style:font-size-asian="10pt"/>
    </style:style>
    <style:style style:name="T15" style:family="text">
      <style:text-properties style:font-name-complex="Monospace"/>
    </style:style>
    <style:style style:name="T16" style:family="text">
      <style:text-properties style:font-size-complex="10pt"/>
    </style:style>
    <style:style style:name="T17" style:family="text">
      <style:text-properties fo:color="#7f0055" fo:font-weight="bold" style:font-weight-asian="bold" style:font-weight-complex="bold"/>
    </style:style>
    <style:style style:name="T18" style:family="text">
      <style:text-properties fo:color="#0000c0"/>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Menu Votante</text:p>
      <text:p text:style-name="Standard"></text:p>
      <text:p text:style-name="Standard">1.Menu Principal</text:p>
      <text:p text:style-name="Standard">2.Votar en Eleccion</text:p>
      <text:list xml:id="list542387740" text:style-name="L2">
        <text:list-item>
          <text:list>
            <text:list-item>
              <text:p text:style-name="P2">Selección de Eleccion</text:p>
            </text:list-item>
            <text:list-item>
              <text:p text:style-name="P2">Selección de Lista</text:p>
            </text:list-item>
            <text:list-item>
              <text:p text:style-name="P2">Confirmacion de Lista Elegida</text:p>
            </text:list-item>
          </text:list>
        </text:list-item>
      </text:list>
      <text:p text:style-name="Standard">3.Cambiar Datos Personales</text:p>
      <text:list xml:id="list1854557773" text:style-name="L1">
        <text:list-item>
          <text:list>
            <text:list-item>
              <text:p text:style-name="P1">Cambiar Clave</text:p>
            </text:list-item>
            <text:list-item>
              <text:p text:style-name="P1">Cambiar Domicilio</text:p>
            </text:list-item>
          </text:list>
        </text:list-item>
      </text:list>
      <text:p text:style-name="Standard"/>
      <text:p text:style-name="Standard"/>
      <text:p text:style-name="Standard">1.Para ingresar al Menu de Votante, es necesario estar registrado como tal y se le pedira que ingrese El nombre de Usuario que para este caso va a resultar se el Dni de la persona que ingrese, luego se le va pedir que ingrese su contraseña.</text:p>
      <text:p text:style-name="Standard">Si todo se ingreso correctamente, se mostrara en pantalla el Menu con las opciones para Votar en alguna Eleccion, Modificar datos Personales, Salir de la Aplicacion.</text:p>
      <text:p text:style-name="Standard"/>
      <text:p text:style-name="Standard">Detalle de como se veria el Menu: </text:p>
      <text:p text:style-name="P7"><text:span text:style-name="T6"/></text:p>
      <text:p text:style-name="P10"><text:span text:style-name="T2"><text:tab/><text:tab/></text:span><text:span text:style-name="T8">Menu Votante</text:span></text:p>
      <text:p text:style-name="P7"><text:span text:style-name="T1"><text:tab/><text:tab/></text:span><text:span text:style-name="T7">Usuario</text:span><text:span text:style-name="T6">: Juan Perez</text:span></text:p>
      <text:p text:style-name="P7"/>
      <text:p text:style-name="P7"><text:span text:style-name="T1"><text:tab/><text:tab/></text:span><text:span text:style-name="T6">V - </text:span><text:span text:style-name="T7">Votar</text:span><text:span text:style-name="T6"> </text:span><text:span text:style-name="T7">en</text:span><text:span text:style-name="T6"> </text:span><text:span text:style-name="T7">Eleccion</text:span></text:p>
      <text:p text:style-name="P7"><text:span text:style-name="T1"><text:tab/><text:tab/></text:span><text:span text:style-name="T6">O - </text:span><text:span text:style-name="T7">Cambiar</text:span><text:span text:style-name="T6"> </text:span><text:span text:style-name="T7">Datos</text:span><text:span text:style-name="T6"> </text:span><text:span text:style-name="T7">personales</text:span></text:p>
      <text:p text:style-name="P7"><text:span text:style-name="T1"><text:tab/><text:tab/></text:span><text:span text:style-name="T6">S - </text:span><text:span text:style-name="T7">Salir</text:span></text:p>
      <text:p text:style-name="P9"><text:span text:style-name="T2"><text:tab/><text:tab/></text:span><text:span text:style-name="T9">Elegir</text:span><text:span text:style-name="T8"> </text:span><text:span text:style-name="T9">opcion</text:span><text:span text:style-name="T8">: </text:span></text:p>
      <text:p text:style-name="Standard"/>
      <text:p text:style-name="Standard">2. Para acceder a una Eleccion para dar su voto, debe Seleccionar al opcion de “Votar en Eleccion”, y se accedera al mismo.</text:p>
      <text:list xml:id="list1562443098" text:style-name="L3">
        <text:list-item>
          <text:list>
            <text:list-item>
              <text:p text:style-name="P4">Para elegir en que eleccion desea realizar su Voto, se le va a pedir primero que ingrese la fecha del dia con el formato DD/MM/AAAA. Si en la fecha que se ingreso hay elecciones disponibles para el Votante, se mostratan las mismas y el usuario debera ingresar en cual desea realizar su voto, lo hara ingresando el numero de la Eleccion que figurara en pantalla.</text:p>
            </text:list-item>
          </text:list>
        </text:list-item>
      </text:list>
      <text:p text:style-name="Standard"/>
      <text:p text:style-name="Standard">Ejemplo de Menu de Elecciones Disponibles:</text:p>
      <text:p text:style-name="P3"><text:span text:style-name="T1"/></text:p>
      <text:p text:style-name="P7"><text:span text:style-name="T1"><text:tab/></text:span><text:span text:style-name="T7">Elecciones</text:span><text:span text:style-name="T6"> </text:span><text:span text:style-name="T7">Disponibles</text:span><text:span text:style-name="T6">:</text:span></text:p>
      <text:p text:style-name="P7"><text:span text:style-name="T1"><text:tab/></text:span></text:p>
      <text:p text:style-name="P7"><text:span text:style-name="T1"><text:tab/></text:span><text:span text:style-name="T6">1– </text:span><text:span text:style-name="T10">Presidente de la Nacion</text:span></text:p>
      <text:p text:style-name="P7"><text:span text:style-name="T7"/></text:p>
      <text:p text:style-name="P7"><text:span text:style-name="T5"><text:tab/></text:span><text:span text:style-name="T10">2 – Gobernador de Buenos Aires</text:span></text:p>
      <text:p text:style-name="P8"><text:span text:style-name="T6"/></text:p>
      <text:p text:style-name="P8"><text:span text:style-name="T1"><text:tab/></text:span><text:span text:style-name="T6">3 – Intendente de Lomas de Zamora</text:span></text:p>
      <text:p text:style-name="P8"><text:span text:style-name="T6"/></text:p>
      <text:p text:style-name="P8"><text:span text:style-name="T1"><text:tab/></text:span><text:span text:style-name="T6">4 – Senadores y Diputados</text:span></text:p>
      <text:p text:style-name="P8"><text:span text:style-name="T1"/></text:p>
      <text:p text:style-name="P7"><text:span text:style-name="T1"><text:tab/></text:span><text:span text:style-name="T6">0 - </text:span><text:span text:style-name="T7">Volver</text:span><text:span text:style-name="T6"> a menu anterior</text:span></text:p>
      <text:p text:style-name="P7"><text:span text:style-name="T1"><text:tab/></text:span><text:span text:style-name="T7">Elegir</text:span><text:span text:style-name="T6"> </text:span><text:span text:style-name="T7">Eleccion</text:span><text:span text:style-name="T6">: </text:span></text:p>
      <text:p text:style-name="P9"><text:span text:style-name="T2"/></text:p>
      <text:p text:style-name="Standard"/>
      <text:list xml:id="list1497954392" text:continue-numbering="true" text:style-name="L3">
        <text:list-item>
          <text:list>
            <text:list-item>
              <text:p text:style-name="P4">Una vez que se selecciono en que eleccion se desea votar (si fuera el caso que haya mas de una eleccion), se mostraran las Listas postuladas para el Cargo en la Eleccion, la lista seleccionada se ingresa de la misma manera que la Eleccion, ingresando el numero que figura en la Lista.</text:p>
            </text:list-item>
          </text:list>
        </text:list-item>
      </text:list>
      <text:p text:style-name="Standard"><text:soft-page-break/>Ejemplo de Menu De Listas Disponibles:</text:p>
      <text:p text:style-name="Standard"><text:tab/><text:span text:style-name="T9">Eleccion: </text:span></text:p>
      <text:p text:style-name="P8"><text:span text:style-name="T1"><text:tab/></text:span><text:span text:style-name="T6">1 - Pro</text:span></text:p>
      <text:p text:style-name="P8"><text:span text:style-name="T1"><text:tab/></text:span><text:span text:style-name="T6">2 - Frente Amplio Progesista</text:span></text:p>
      <text:p text:style-name="P8"><text:span text:style-name="T1"><text:tab/></text:span><text:span text:style-name="T6">3 - Partido Justicialista</text:span></text:p>
      <text:p text:style-name="P8"><text:span text:style-name="T6"><text:tab/></text:span><text:span text:style-name="T6">4 – Union por el Desarrollo Social</text:span></text:p>
      <text:p text:style-name="P7"/>
      <text:p text:style-name="P7"><text:span text:style-name="T1"><text:tab/></text:span><text:span text:style-name="T6">0 - </text:span><text:span text:style-name="T7">Volver</text:span><text:span text:style-name="T6"> a menu anterior</text:span></text:p>
      <text:p text:style-name="P9"><text:span text:style-name="T2"><text:tab/></text:span><text:span text:style-name="T9">Elegir</text:span><text:span text:style-name="T8"> </text:span><text:span text:style-name="T9">Lista</text:span><text:span text:style-name="T8"> a </text:span><text:span text:style-name="T9">Votar</text:span><text:span text:style-name="T8">: </text:span></text:p>
      <text:p text:style-name="Standard"/>
      <text:p text:style-name="Standard"/>
      <text:list xml:id="list525885604" text:continue-numbering="true" text:style-name="L3">
        <text:list-item>
          <text:list>
            <text:list-item>
              <text:p text:style-name="P4">Luego que se selecciono a que Lista desea dar su Voto se le Pedira la confirmacion de la misma, habiendo 2 opciones “Confirmar” o “Rechazar”. Seleccionando Confirmar se Registrara su voto para Lista seleccionada en la Eleccion y se regresara al Menu Principal. Seleccionando “Rechazar” se volveran a mostrar Listas postuladas para la Eleccion y se volvera a el ingreso de alguna.</text:p>
            </text:list-item>
          </text:list>
        </text:list-item>
      </text:list>
      <text:p text:style-name="Standard"/>
      <text:p text:style-name="Standard">Ejemplo de Menu de confirmacion:</text:p>
      <text:p text:style-name="Standard"/>
      <text:p text:style-name="P7"><text:span text:style-name="T1"><text:tab/></text:span><text:span text:style-name="T7">Se</text:span><text:span text:style-name="T6"> ha </text:span><text:span text:style-name="T7">elegido</text:span><text:span text:style-name="T6"> </text:span><text:span text:style-name="T7">la</text:span><text:span text:style-name="T6"> </text:span><text:span text:style-name="T7">lista</text:span><text:span text:style-name="T6"> : Frente Amplio Progesista</text:span></text:p>
      <text:p text:style-name="P7"><text:span text:style-name="T1"><text:tab/></text:span><text:span text:style-name="T7">Sus</text:span><text:span text:style-name="T6"> </text:span><text:span text:style-name="T7">candidatos</text:span><text:span text:style-name="T6"> son: </text:span></text:p>
      <text:p text:style-name="P7"><text:span text:style-name="T6"><text:tab/>Hermes Binner – Presidente</text:span></text:p>
      <text:p text:style-name="P7"><text:span text:style-name="T6"><text:tab/>Hector Morandini - Vicepresidente</text:span></text:p>
      <text:p text:style-name="P7"/>
      <text:p text:style-name="P7"><text:span text:style-name="T1"><text:tab/></text:span><text:span text:style-name="T6">C - </text:span><text:span text:style-name="T7">Confirmar</text:span><text:span text:style-name="T6"> </text:span><text:span text:style-name="T7">voto</text:span></text:p>
      <text:p text:style-name="P7"><text:span text:style-name="T1"><text:tab/></text:span><text:span text:style-name="T6">R - </text:span><text:span text:style-name="T7">Rechazar</text:span><text:span text:style-name="T6"> </text:span><text:span text:style-name="T7">Voto</text:span></text:p>
      <text:p text:style-name="P9"><text:span text:style-name="T2"><text:tab/></text:span><text:span text:style-name="T9">Elegir</text:span><text:span text:style-name="T8"> </text:span><text:span text:style-name="T9">opcion</text:span><text:span text:style-name="T8">:</text:span></text:p>
      <text:p text:style-name="Standard"/>
      <text:p text:style-name="Standard"/>
      <text:p text:style-name="Standard">3.Para hacer algun cambio en los datos personales es necesario seleccionar la opcion de “Modificar datos Personales” desde el Menu principal. Desde alli se podra seleccionar que atributo se quiere modificar. Se encuentran las opciones de “Cambiar Clave” y “Cambiar Domicilio”.</text:p>
      <text:list xml:id="list1130683971" text:style-name="L5">
        <text:list-item>
          <text:list>
            <text:list-item>
              <text:p text:style-name="P6">Para cambiar la clave de ingreso al sistema, se debe seleccionar “Cambiar Clave”, luego se le va a pedir que ingrese la nueva contraseña y nuevamente un reingreso de la misma, para confirmar que <text:s/>el correcto ingreso. Si se pudo modificar correctamente se le informara de ello, de lo contrario tambien se informa el mensaje de error.</text:p>
            </text:list-item>
            <text:list-item>
              <text:p text:style-name="P6">Para cambiar el Domicilio, se debe seleccionar la opcion de “Cambiar Domicilio”, luego se le va a pedir que ingrese el nuevo domicilio del Usuario, si quiere que se conserva registrado el domicilio anterior, ingrese el carácter '0' cuando se pida el nuevo Domicilio.</text:p>
            </text:list-item>
          </text:list>
        </text:list-item>
      </text:list>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gue </meta:initial-creator>
    <meta:creation-date>2011-10-21T21:21:15</meta:creation-date>
    <meta:document-statistic meta:table-count="0" meta:image-count="0" meta:object-count="0" meta:page-count="2" meta:paragraph-count="51" meta:word-count="596" meta:character-count="3429"/>
    <dc:date>2011-10-21T22:27:39</dc:date>
    <dc:creator>Migue </dc:creator>
    <meta:editing-duration>PT00H09M35S</meta:editing-duration>
    <meta:editing-cycles>1</meta:editing-cycles>
    <meta:generator>OpenOffice.org/3.2$Linux OpenOffice.org_project/320m12$Build-9483</meta:generator>
  </office:meta>
</office:document-meta>
</file>